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eeeeee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999999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999999" fo:padding="0.097cm" fo:border="none">
        <style:background-image/>
      </style:table-cell-properties>
    </style:style>
    <style:style style:name="Tableau4.A2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999999" fo:padding="0.097cm" fo:border="none">
        <style:background-image/>
      </style:table-cell-properties>
    </style:style>
    <style:style style:name="Tableau5.A2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999999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999999" fo:padding="0.097cm" fo:border="none">
        <style:background-image/>
      </style:table-cell-properties>
    </style:style>
    <style:style style:name="Tableau6.A2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normal" officeooo:rsid="0003cd91" officeooo:paragraph-rsid="0003cd9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66c35" officeooo:paragraph-rsid="001537a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7e61c" officeooo:paragraph-rsid="0017e61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91f7e" officeooo:paragraph-rsid="00191f7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1921d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0efd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2af3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2d0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3b96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a5a50" officeooo:paragraph-rsid="001a5a5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ce46d" officeooo:paragraph-rsid="001ce46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f8052" officeooo:paragraph-rsid="001f805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921d6" officeooo:paragraph-rsid="001921d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921d6" officeooo:paragraph-rsid="0020efd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921d6" officeooo:paragraph-rsid="00224e8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a5a50" officeooo:paragraph-rsid="001a5a5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a5a50" officeooo:paragraph-rsid="0020efd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a5a50" officeooo:paragraph-rsid="00224e8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normal" officeooo:rsid="0017e61c" officeooo:paragraph-rsid="0017e61c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normal" officeooo:rsid="0003cd91" officeooo:paragraph-rsid="0003cd91" style:font-size-asian="18pt" style:font-weight-asian="normal" style:font-size-complex="1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8pt" officeooo:rsid="001921d6" officeooo:paragraph-rsid="001921d6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8pt" officeooo:rsid="001921d6" officeooo:paragraph-rsid="0019a74d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8pt" fo:font-weight="bold" officeooo:rsid="0019a74d" officeooo:paragraph-rsid="0019a74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fo:font-weight="normal" officeooo:rsid="0003cd91" officeooo:paragraph-rsid="0003cd9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normal" officeooo:rsid="0003cd91" officeooo:paragraph-rsid="0023fac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3fac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8280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1921d6" officeooo:paragraph-rsid="002a19d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921d6" officeooo:paragraph-rsid="0023fac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bold" officeooo:rsid="001921d6" officeooo:paragraph-rsid="002a19d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a5a50" officeooo:paragraph-rsid="0023fac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bold" officeooo:rsid="001a5a50" officeooo:paragraph-rsid="002a19d8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paragraph-rsid="0023fac2"/>
    </style:style>
    <style:style style:name="P34" style:family="paragraph" style:parent-style-name="Standard">
      <style:text-properties officeooo:paragraph-rsid="002a19d8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Arial" fo:font-size="12pt" fo:font-weight="normal" officeooo:rsid="0003cd91" officeooo:paragraph-rsid="0003cd9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Arial" fo:font-size="12pt" fo:font-weight="normal" officeooo:rsid="0003cd91" officeooo:paragraph-rsid="0023fac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officeooo:paragraph-rsid="002a19d8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8pt" officeooo:rsid="001921d6" officeooo:paragraph-rsid="0023fac2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8pt" officeooo:rsid="001921d6" officeooo:paragraph-rsid="002a19d8" style:font-size-asian="18pt" style:font-size-complex="18pt"/>
    </style:style>
    <style:style style:name="T1" style:family="text">
      <style:text-properties officeooo:rsid="0019a74d"/>
    </style:style>
    <style:style style:name="T2" style:family="text">
      <style:text-properties officeooo:rsid="001ce46d"/>
    </style:style>
    <style:style style:name="T3" style:family="text">
      <style:text-properties officeooo:rsid="001ecfc5"/>
    </style:style>
    <style:style style:name="T4" style:family="text">
      <style:text-properties officeooo:rsid="0022d0c4"/>
    </style:style>
    <style:style style:name="T5" style:family="text">
      <style:text-properties officeooo:rsid="00235b4b"/>
    </style:style>
    <style:style style:name="T6" style:family="text">
      <style:text-properties officeooo:rsid="001a5a50"/>
    </style:style>
    <style:style style:name="T7" style:family="text">
      <style:text-properties officeooo:rsid="0023b961"/>
    </style:style>
    <style:style style:name="T8" style:family="text">
      <style:text-properties officeooo:rsid="0023fac2"/>
    </style:style>
    <style:style style:name="T9" style:family="text">
      <style:text-properties officeooo:rsid="002639fb"/>
    </style:style>
    <style:style style:name="T10" style:family="text">
      <style:text-properties officeooo:rsid="0028b20c"/>
    </style:style>
    <style:style style:name="T11" style:family="text">
      <style:text-properties officeooo:rsid="002aa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>HISTORIQUE</text:p>
          </table:table-cell>
        </table:table-row>
      </table:table>
      <text:p text:style-name="P2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18/01/2017</text:p>
          </table:table-cell>
        </table:table-row>
        <table:table-row>
          <table:table-cell table:style-name="Tableau2.A2" office:value-type="string">
            <text:p text:style-name="P13">ERIC</text:p>
            <text:p text:style-name="P2">- <text:span text:style-name="T2">Mise</text:span> en fonction <text:span text:style-name="T2">d’</text:span>un système de reconnaissance faciale.</text:p>
            <text:p text:style-name="P3">- Étude de la librairie Tracking.js (position spatiale).</text:p>
            <text:p text:style-name="P3">- <text:span text:style-name="T2">Étude de CLMTRACKR pour les contours des formes du visage, mais sa reste primitif (Grossier).</text:span></text:p>
            <text:p text:style-name="P3"/>
            <text:p text:style-name="P4">Conclusion, aucune technologie n’est suffisamment rapide et performante, elle nécessite un matériel de pointe avec des langages plus performant (compilateur) de type C/C++.</text:p>
            <text:p text:style-name="P4"/>
            <text:p text:style-name="P4">En JavaScript – On a trouvé un bout de code qui permet d’activer une caméra.</text:p>
            <text:p text:style-name="P4"/>
            <text:p text:style-name="P13">CONSTANTIN</text:p>
            <text:p text:style-name="P5">- <text:span text:style-name="T2">La connexion entre le formulaire et la base de données.</text:span></text:p>
            <text:p text:style-name="P5">- <text:span text:style-name="T2">La connexion est ok.</text:span></text:p>
            <text:p text:style-name="P5">- <text:span text:style-name="T3">Le problème étant d’exporter en temps réel les infos pour les écrire dans un fichier et les traiter.</text:span></text:p>
            <text:p text:style-name="P5">- <text:span text:style-name="T2">Conclusion, la solution serait de créer un système de login et de sauvegarder la session par compte d’utilisateur pour ensuite utiliser les données de session pour changer les paramètres.</text:span></text:p>
            <text:p text:style-name="P12">La fusion a posé beaucoup de soucis.</text:p>
            <text:p text:style-name="P13"/>
            <text:p text:style-name="P16">VINCENT</text:p>
            <text:p text:style-name="P11">- Répartition des tâches</text:p>
            <text:p text:style-name="P10">- Réalisation de la page d’accueil (HTML / CSS) + Formulaire <text:span text:style-name="T5">d’inscription</text:span>.</text:p>
            <text:p text:style-name="P10">- <text:span text:style-name="T2">Synthèse vocale de l’IA (Viki).</text:span></text:p>
          </table:table-cell>
        </table:table-row>
      </table:table>
      <text:p text:style-name="P1"/>
      <text:p text:style-name="P3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1">19/01/2017</text:p>
          </table:table-cell>
        </table:table-row>
        <table:table-row>
          <table:table-cell table:style-name="Tableau4.A2" office:value-type="string">
            <text:p text:style-name="P14">ERIC</text:p>
            <text:p text:style-name="P6">-</text:p>
            <text:p text:style-name="P6">-</text:p>
            <text:p text:style-name="P6">-</text:p>
            <text:p text:style-name="P6"/>
            <text:p text:style-name="P14">CONSTANTIN</text:p>
            <text:p text:style-name="P7">- <text:span text:style-name="T9">Création de Base de données</text:span></text:p>
            <text:p text:style-name="P14"/>
            <text:p text:style-name="P17">VINCENT</text:p>
            <text:p text:style-name="P8">- <text:span text:style-name="T4">Peaufinage de la page d’accueil</text:span></text:p>
            <text:p text:style-name="P7">- <text:span text:style-name="T4">Réalisation de la page de connexion</text:span></text:p>
            <text:p text:style-name="P9">-<text:span text:style-name="T6"> Synthèse vocale de l’IA (Viki).</text:span></text:p>
            <text:p text:style-name="P9">- <text:span text:style-name="T7">Musique de fond</text:span></text:p>
          </table:table-cell>
        </table:table-row>
      </table:table>
      <text:p text:style-name="P1"/>
      <text:p text:style-name="P35"/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2"><text:span text:style-name="T1">20</text:span>/01/2017</text:p>
          </table:table-cell>
        </table:table-row>
        <table:table-row>
          <table:table-cell table:style-name="Tableau5.A2" office:value-type="string">
            <text:p text:style-name="P15">ERIC</text:p>
            <text:p text:style-name="P7">-</text:p>
            <text:p text:style-name="P7">-</text:p>
            <text:p text:style-name="P7">-</text:p>
            <text:p text:style-name="P7"/>
            <text:p text:style-name="P15">CONSTANTIN</text:p>
            <text:p text:style-name="P27">- <text:span text:style-name="T9">Création de Base de données</text:span></text:p>
            <text:p text:style-name="P7"/>
            <text:p text:style-name="P18">VINCENT</text:p>
            <text:p text:style-name="P7">-</text:p>
            <text:p text:style-name="P7">-</text:p>
            <text:p text:style-name="P7">-</text:p>
          </table:table-cell>
        </table:table-row>
      </table:table>
      <text:p text:style-name="P1"/>
      <text:p text:style-name="P25"/>
      <text:p text:style-name="P3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8"><text:span text:style-name="T1">24</text:span>/01/2017</text:p>
          </table:table-cell>
        </table:table-row>
        <table:table-row>
          <table:table-cell table:style-name="Tableau3.A2" office:value-type="string">
            <text:p text:style-name="P29">ERIC</text:p>
            <text:p text:style-name="P26">- <text:span text:style-name="T11">Tests sur webcam</text:span></text:p>
            <text:p text:style-name="P26">-</text:p>
            <text:p text:style-name="P26">-</text:p>
            <text:p text:style-name="P26"/>
            <text:p text:style-name="P29">CONSTANTIN</text:p>
            <text:p text:style-name="P26">- <text:span text:style-name="T8">Recréation de base de données totalement en PDO.</text:span></text:p>
            <text:p text:style-name="P26">-</text:p>
            <text:p text:style-name="P26">-</text:p>
            <text:p text:style-name="P26"/>
            <text:p text:style-name="P31">VINCENT</text:p>
            <text:p text:style-name="P26">- <text:span text:style-name="T10">Gestion du cahier des charges</text:span></text:p>
            <text:p text:style-name="P26">-</text:p>
            <text:p text:style-name="P26">-</text:p>
          </table:table-cell>
        </table:table-row>
      </table:table>
      <text:p text:style-name="P33"/>
      <text:p text:style-name="P3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9"><text:span text:style-name="T1">25</text:span>/01/2017</text:p>
          </table:table-cell>
        </table:table-row>
        <table:table-row>
          <table:table-cell table:style-name="Tableau6.A2" office:value-type="string">
            <text:p text:style-name="P30">ERIC</text:p>
            <text:p text:style-name="P28">-</text:p>
            <text:p text:style-name="P28">-</text:p>
            <text:p text:style-name="P28">-</text:p>
            <text:p text:style-name="P28"/>
            <text:p text:style-name="P30">CONSTANTIN</text:p>
            <text:p text:style-name="P28">- <text:span text:style-name="T8">Recréation de base de données totalement en PDO.</text:span></text:p>
            <text:p text:style-name="P28">-</text:p>
            <text:p text:style-name="P28">-</text:p>
            <text:p text:style-name="P28"/>
            <text:p text:style-name="P32">VINCENT</text:p>
            <text:p text:style-name="P28">- <text:span text:style-name="T10">Gestion du cahier des charges</text:span></text:p>
            <text:p text:style-name="P28">-</text:p>
            <text:p text:style-name="P28">-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0:07:38.372000000</meta:creation-date>
    <dc:date>2017-01-25T14:28:55.343000000</dc:date>
    <meta:editing-duration>PT1H34S</meta:editing-duration>
    <meta:editing-cycles>38</meta:editing-cycles>
    <meta:generator>LibreOffice/5.1.6.2$Windows_x86 LibreOffice_project/07ac168c60a517dba0f0d7bc7540f5afa45f0909</meta:generator>
    <meta:document-statistic meta:table-count="6" meta:image-count="0" meta:object-count="0" meta:page-count="5" meta:paragraph-count="67" meta:word-count="276" meta:character-count="1540" meta:non-whitespace-character-count="1330"/>
  </office:meta>
</office:document-meta>
</file>